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Text_20_body" style:list-style-name="L1"/>
    <style:style style:name="T1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h text:style-name="Heading_20_2" text:outline-level="2">Базовые методы для использования в скриптах</text:h>
      <text:p text:style-name="Text_20_body"/>
      <text:p text:style-name="Text_20_body">addDevicePluginJob($deviceTitle, $command, $port, $val, $retObjectName, $retObjectProperty, $datetime)</text:p>
      <text:p text:style-name="Text_20_body"/>
      <text:list xml:id="list5916778099919203867" text:style-name="L1">
        <text:list-item>
          <text:p text:style-name="P2">SetDeviceProperty</text:p>
        </text:list-item>
        <text:list-item>
          <text:p text:style-name="P2">SetPortVal</text:p>
        </text:list-item>
      </text:list>
      <text:p text:style-name="Text_20_body"/>
      <text:p text:style-name="Text_20_body"/>
      <text:p text:style-name="Text_20_body">LoadDevicePlugin($pluginName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11S</meta:editing-duration>
    <meta:editing-cycles>3</meta:editing-cycles>
    <meta:generator>OpenOffice/4.0.0$Win32 OpenOffice.org_project/400m3$Build-9702</meta:generator>
    <dc:date>2013-10-26T20:49:15.96</dc:date>
    <meta:document-statistic meta:table-count="0" meta:image-count="0" meta:object-count="0" meta:page-count="1" meta:paragraph-count="5" meta:word-count="18" meta:character-count="205"/>
    <meta:user-defined meta:name="Info 1"/>
    <meta:user-defined meta:name="Info 2"/>
    <meta:user-defined meta:name="Info 3"/>
    <meta:user-defined meta:name="Info 4"/>
  </office:meta>
</office:document-meta>
</file>